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tex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tex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Lohit Devanagari2" svg:font-family="'Lohit Devanagari'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535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65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4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312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1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2.31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75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8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28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65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4.108cm" fo:padding-top="0cm" fo:padding-bottom="0cm" fo:padding-left="0cm" fo:padding-right="0cm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standard">
      <style:graphic-properties draw:stroke="none" draw:fill="solid" draw:fill-color="#ffffff"/>
    </style:style>
    <style:style style:name="gr1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16" style:family="graphic" style:parent-style-name="standard">
      <style:graphic-properties draw:stroke="solid" svg:stroke-width="0.021cm" svg:stroke-color="#000000" draw:stroke-linejoin="round" svg:stroke-linecap="butt" draw:fill="none" fo:padding-top="0.01cm" fo:padding-bottom="0.01cm" fo:padding-left="0.01cm" fo:padding-right="0.01cm"/>
    </style:style>
    <style:style style:name="gr17" style:family="graphic" style:parent-style-name="standard">
      <style:graphic-properties draw:stroke="solid" svg:stroke-width="0.052cm" svg:stroke-color="#1f77b4" draw:stroke-linejoin="round" svg:stroke-linecap="square" draw:fill="none" fo:padding-top="0.026cm" fo:padding-bottom="0.026cm" fo:padding-left="0.026cm" fo:padding-right="0.026cm"/>
    </style:style>
    <style:style style:name="gr18" style:family="graphic" style:parent-style-name="standard">
      <style:graphic-properties draw:stroke="solid" svg:stroke-width="0.052cm" svg:stroke-color="#ff7f0e" draw:stroke-linejoin="round" svg:stroke-linecap="square" draw:fill="none" fo:padding-top="0.026cm" fo:padding-bottom="0.026cm" fo:padding-left="0.026cm" fo:padding-right="0.026cm"/>
    </style:style>
    <style:style style:name="gr19" style:family="graphic" style:parent-style-name="standard">
      <style:graphic-properties draw:stroke="solid" svg:stroke-width="0.052cm" svg:stroke-color="#2ca02c" draw:stroke-linejoin="round" svg:stroke-linecap="square" draw:fill="none" fo:padding-top="0.026cm" fo:padding-bottom="0.026cm" fo:padding-left="0.026cm" fo:padding-right="0.026cm"/>
    </style:style>
    <style:style style:name="gr20" style:family="graphic" style:parent-style-name="standard">
      <style:graphic-properties draw:stroke="solid" svg:stroke-width="0.052cm" svg:stroke-color="#d62728" draw:stroke-linejoin="round" svg:stroke-linecap="square" draw:fill="none" fo:padding-top="0.026cm" fo:padding-bottom="0.026cm" fo:padding-left="0.026cm" fo:padding-right="0.026cm"/>
    </style:style>
    <style:style style:name="gr21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2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65cm" fo:min-width="1.57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77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5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5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24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51cm" fo:padding-top="0cm" fo:padding-bottom="0cm" fo:padding-left="0cm" fo:padding-right="0cm"/>
    </style:style>
    <style:style style:name="gr29" style:family="graphic" style:parent-style-name="standard">
      <style:graphic-properties draw:stroke="solid" svg:stroke-width="0.052cm" svg:stroke-color="#000000" draw:stroke-linejoin="round" svg:stroke-linecap="square" draw:fill="none" fo:padding-top="0.026cm" fo:padding-bottom="0.026cm" fo:padding-left="0.026cm" fo:padding-right="0.026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1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0.35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0.45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14cm" fo:min-width="0.67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0.67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785cm" fo:padding-top="0cm" fo:padding-bottom="0cm" fo:padding-left="0cm" fo:padding-right="0cm"/>
    </style:style>
    <style:style style:name="gr36" style:family="graphic" style:parent-style-name="objectwithoutfill">
      <style:graphic-properties draw:stroke="dash" draw:stroke-dash="Fine_20_Dashed" svg:stroke-width="0.051cm" svg:stroke-color="#3465a4" draw:marker-start-width="0.279cm" draw:marker-end-width="0.279cm" draw:fill="solid" draw:textarea-horizontal-align="center" draw:textarea-vertical-align="middle" fo:padding-top="0.025cm" fo:padding-bottom="0.025cm" fo:padding-left="0.025cm" fo:padding-right="0.025cm"/>
    </style:style>
    <style:style style:name="gr37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4" style:family="paragraph">
      <loext:graphic-properties draw:fill="solid" draw:fill-color="#000000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 draw:opacity="80%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solid"/>
      <style:paragraph-properties fo:text-align="center"/>
    </style:style>
    <style:style style:name="T1" style:family="text">
      <style:text-properties fo:color="#000000" style:font-name="DejaVuSans1" fo:font-size="10pt" fo:font-style="italic" style:font-size-asian="10pt" style:font-name-complex="DejaVuSans1" style:font-size-complex="10pt" style:font-style-complex="italic"/>
    </style:style>
    <style:style style:name="T2" style:family="text">
      <style:text-properties fo:color="#000000" style:font-name="DejaVuSans1" fo:font-size="7pt" fo:font-style="italic" style:font-size-asian="7pt" style:font-name-complex="DejaVuSans1" style:font-size-complex="7pt" style:font-style-complex="italic"/>
    </style:style>
    <style:style style:name="T3" style:family="text">
      <style:text-properties fo:color="#000000" style:font-name="DejaVuSans1" fo:font-size="10pt" style:font-size-asian="10pt" style:font-name-complex="DejaVuSans1" style:font-size-complex="10pt"/>
    </style:style>
    <style:style style:name="T4" style:family="text">
      <style:text-properties fo:color="#000000" style:font-name="DejaVuSans1" fo:font-size="7pt" style:font-size-asian="7pt" style:font-name-complex="DejaVuSans1" style:font-size-complex="7pt"/>
    </style:style>
    <style:style style:name="T5" style:family="text">
      <style:text-properties fo:color="#000000" style:font-name="DejaVuSans1" fo:font-size="10pt" fo:font-style="italic" style:font-size-asian="10pt" style:font-style-asian="italic" style:font-name-complex="DejaVuSans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535cm" svg:height="0.412cm" draw:transform="rotate (1.5707963267949) translate (3.578cm 3.175cm)">
          <draw:text-box>
            <text:p text:style-name="P1"><text:span text:style-name="T1">D</text:span></text:p>
          </draw:text-box>
        </draw:frame>
        <draw:frame draw:style-name="gr2" draw:text-style-name="P3" draw:layer="layout" svg:width="0.651cm" svg:height="0.289cm" draw:transform="rotate (1.5707963267949) translate (3.67cm 2.932cm)">
          <draw:text-box>
            <text:p text:style-name="P1"><text:span text:style-name="T2">eff</text:span></text:p>
          </draw:text-box>
        </draw:frame>
        <draw:frame draw:style-name="gr3" draw:text-style-name="P2" draw:layer="layout" svg:width="0.841cm" svg:height="0.412cm" draw:transform="rotate (1.5707963267949) translate (3.578cm 2.63cm)">
          <draw:text-box>
            <text:p text:style-name="P1"><text:span text:style-name="T3"><text:s/></text:span><text:span text:style-name="T3">[</text:span><text:span text:style-name="T1">s</text:span></text:p>
          </draw:text-box>
        </draw:frame>
        <draw:frame draw:style-name="gr4" draw:text-style-name="P3" draw:layer="layout" svg:width="0.312cm" svg:height="0.289cm" draw:transform="rotate (1.5707963267949) translate (3.556cm 2.04cm)">
          <draw:text-box>
            <text:p text:style-name="P1"><text:span text:style-name="T4">1</text:span></text:p>
          </draw:text-box>
        </draw:frame>
        <draw:polygon draw:style-name="gr5" draw:text-style-name="P4" draw:layer="layout" svg:width="0.012cm" svg:height="0.139cm" svg:x="3.639cm" svg:y="2.062cm" svg:viewBox="0 0 13 140" draw:points="0,140 0,0 13,0 13,140">
          <text:p/>
        </draw:polygon>
        <draw:frame draw:style-name="gr6" draw:text-style-name="P2" draw:layer="layout" svg:width="0.316cm" svg:height="0.412cm" draw:transform="rotate (1.5707963267949) translate (3.578cm 1.889cm)">
          <draw:text-box>
            <text:p text:style-name="P1"><text:span text:style-name="T3">]</text:span></text:p>
          </draw:text-box>
        </draw:frame>
        <draw:frame draw:style-name="gr7" draw:text-style-name="P2" draw:layer="layout" svg:width="2.317cm" svg:height="0.429cm" draw:transform="rotate (1.5707963267949) translate (3.556cm 7.524cm)">
          <draw:text-box>
            <text:p text:style-name="P1"><text:span text:style-name="T3">Fano factor </text:span><text:span text:style-name="T5">F</text:span></text:p>
          </draw:text-box>
        </draw:frame>
        <draw:frame draw:style-name="gr8" draw:text-style-name="P2" draw:layer="layout" svg:width="0.758cm" svg:height="0.412cm" draw:transform="rotate (1.5707963267949) translate (3.652cm 9.588cm)">
          <draw:text-box>
            <text:p text:style-name="P1"><text:span text:style-name="T3"><text:s/></text:span><text:span text:style-name="T3">[</text:span><text:span text:style-name="T1">s</text:span></text:p>
          </draw:text-box>
        </draw:frame>
        <draw:frame draw:style-name="gr9" draw:text-style-name="P3" draw:layer="layout" svg:width="0.281cm" svg:height="0.289cm" draw:transform="rotate (1.5707963267949) translate (3.636cm 9.056cm)">
          <draw:text-box>
            <text:p text:style-name="P1"><text:span text:style-name="T4">1</text:span></text:p>
          </draw:text-box>
        </draw:frame>
        <draw:polygon draw:style-name="gr5" draw:text-style-name="P4" draw:layer="layout" svg:width="0.008cm" svg:height="0.125cm" svg:x="3.695cm" svg:y="9.076cm" svg:viewBox="0 0 9 126" draw:points="0,126 0,0 9,0 9,126">
          <text:p/>
        </draw:polygon>
        <draw:frame draw:style-name="gr10" draw:text-style-name="P2" draw:layer="layout" svg:width="0.284cm" svg:height="0.412cm" draw:transform="rotate (1.5707963267949) translate (3.652cm 8.92cm)">
          <draw:text-box>
            <text:p text:style-name="P1"><text:span text:style-name="T3">]</text:span></text:p>
          </draw:text-box>
        </draw:frame>
        <draw:frame draw:style-name="gr11" draw:text-style-name="P2" draw:layer="layout" svg:width="1.651cm" svg:height="0.412cm" draw:transform="rotate (1.5707963267949) translate (3.652cm 11.16cm)">
          <draw:text-box>
            <text:p text:style-name="P1"><text:span text:style-name="T3">rate &lt;v&gt;</text:span></text:p>
          </draw:text-box>
        </draw:frame>
        <draw:frame draw:style-name="gr12" draw:text-style-name="P2" draw:layer="layout" svg:width="4.108cm" svg:height="0.823cm" svg:x="6.941cm" svg:y="11.684cm">
          <draw:text-box>
            <text:p text:style-name="P1"><text:span text:style-name="T3">bias current I [ <text:s/></text:span><text:span text:style-name="T5">A/cm²</text:span><text:span text:style-name="T3">]</text:span></text:p>
          </draw:text-box>
        </draw:frame>
        <draw:frame draw:style-name="gr13" draw:text-style-name="P5" draw:layer="layout" svg:width="0.458cm" svg:height="0.318cm" svg:x="9.377cm" svg:y="11.8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polygon draw:style-name="gr14" draw:text-style-name="P6" draw:layer="layout" svg:width="7.447cm" svg:height="2.854cm" svg:x="5.54cm" svg:y="8.509cm" svg:viewBox="0 0 7448 2855" draw:points="0,2855 7448,2855 7448,0 0,0">
          <text:p/>
        </draw:polygon>
        <draw:polygon draw:style-name="gr14" draw:text-style-name="P6" draw:layer="layout" svg:width="7.419cm" svg:height="4.01cm" svg:x="5.534cm" svg:y="0.381cm" svg:viewBox="0 0 7420 4011" draw:points="0,4011 7420,4011 7420,0 0,0">
          <text:p/>
        </draw:polygon>
        <draw:polygon draw:style-name="gr5" draw:text-style-name="P4" draw:layer="layout" svg:width="0cm" svg:height="0.052cm" svg:x="5.871cm" svg:y="4.392cm" svg:viewBox="0 0 0 53" draw:points="0,0 0,53">
          <text:p/>
        </draw:polygon>
        <draw:line draw:style-name="gr15" draw:text-style-name="P7" draw:layer="layout" svg:x1="5.871cm" svg:y1="4.392cm" svg:x2="5.871cm" svg:y2="4.445cm">
          <text:p/>
        </draw:line>
        <draw:polygon draw:style-name="gr5" draw:text-style-name="P4" draw:layer="layout" svg:width="0cm" svg:height="0.052cm" svg:x="7.098cm" svg:y="4.392cm" svg:viewBox="0 0 0 53" draw:points="0,0 0,53">
          <text:p/>
        </draw:polygon>
        <draw:line draw:style-name="gr15" draw:text-style-name="P7" draw:layer="layout" svg:x1="7.098cm" svg:y1="4.392cm" svg:x2="7.098cm" svg:y2="4.445cm">
          <text:p/>
        </draw:line>
        <draw:polygon draw:style-name="gr5" draw:text-style-name="P4" draw:layer="layout" svg:width="0cm" svg:height="0.052cm" svg:x="8.324cm" svg:y="4.392cm" svg:viewBox="0 0 0 53" draw:points="0,0 0,53">
          <text:p/>
        </draw:polygon>
        <draw:line draw:style-name="gr15" draw:text-style-name="P7" draw:layer="layout" svg:x1="8.324cm" svg:y1="4.392cm" svg:x2="8.324cm" svg:y2="4.445cm">
          <text:p/>
        </draw:line>
        <draw:polygon draw:style-name="gr5" draw:text-style-name="P4" draw:layer="layout" svg:width="0cm" svg:height="0.052cm" svg:x="9.55cm" svg:y="4.392cm" svg:viewBox="0 0 0 53" draw:points="0,0 0,53">
          <text:p/>
        </draw:polygon>
        <draw:line draw:style-name="gr15" draw:text-style-name="P7" draw:layer="layout" svg:x1="9.55cm" svg:y1="4.392cm" svg:x2="9.55cm" svg:y2="4.445cm">
          <text:p/>
        </draw:line>
        <draw:polygon draw:style-name="gr5" draw:text-style-name="P4" draw:layer="layout" svg:width="0cm" svg:height="0.052cm" svg:x="10.777cm" svg:y="4.392cm" svg:viewBox="0 0 0 53" draw:points="0,0 0,53">
          <text:p/>
        </draw:polygon>
        <draw:line draw:style-name="gr15" draw:text-style-name="P7" draw:layer="layout" svg:x1="10.777cm" svg:y1="4.392cm" svg:x2="10.777cm" svg:y2="4.445cm">
          <text:p/>
        </draw:line>
        <draw:polygon draw:style-name="gr5" draw:text-style-name="P4" draw:layer="layout" svg:width="0cm" svg:height="0.052cm" svg:x="12.003cm" svg:y="4.392cm" svg:viewBox="0 0 0 53" draw:points="0,0 0,53">
          <text:p/>
        </draw:polygon>
        <draw:line draw:style-name="gr15" draw:text-style-name="P7" draw:layer="layout" svg:x1="12.003cm" svg:y1="4.392cm" svg:x2="12.003cm" svg:y2="4.445cm">
          <text:p/>
        </draw:line>
        <draw:polygon draw:style-name="gr5" draw:text-style-name="P4" draw:layer="layout" svg:width="0.072cm" svg:height="0cm" svg:x="5.461cm" svg:y="4.036cm" svg:viewBox="0 0 73 0" draw:points="73,0 0,0">
          <text:p/>
        </draw:polygon>
        <draw:line draw:style-name="gr15" draw:text-style-name="P7" draw:layer="layout" svg:x1="5.534cm" svg:y1="4.036cm" svg:x2="5.461cm" svg:y2="4.036cm">
          <text:p/>
        </draw:line>
        <draw:polygon draw:style-name="gr5" draw:text-style-name="P4" draw:layer="layout" svg:width="0.072cm" svg:height="0cm" svg:x="5.461cm" svg:y="3.569cm" svg:viewBox="0 0 73 0" draw:points="73,0 0,0">
          <text:p/>
        </draw:polygon>
        <draw:line draw:style-name="gr15" draw:text-style-name="P7" draw:layer="layout" svg:x1="5.534cm" svg:y1="3.569cm" svg:x2="5.461cm" svg:y2="3.569cm">
          <text:p/>
        </draw:line>
        <draw:polygon draw:style-name="gr5" draw:text-style-name="P4" draw:layer="layout" svg:width="0.072cm" svg:height="0cm" svg:x="5.461cm" svg:y="3.102cm" svg:viewBox="0 0 73 0" draw:points="73,0 0,0">
          <text:p/>
        </draw:polygon>
        <draw:line draw:style-name="gr15" draw:text-style-name="P7" draw:layer="layout" svg:x1="5.534cm" svg:y1="3.102cm" svg:x2="5.461cm" svg:y2="3.102cm">
          <text:p/>
        </draw:line>
        <draw:polygon draw:style-name="gr5" draw:text-style-name="P4" draw:layer="layout" svg:width="0.072cm" svg:height="0cm" svg:x="5.461cm" svg:y="2.635cm" svg:viewBox="0 0 73 0" draw:points="73,0 0,0">
          <text:p/>
        </draw:polygon>
        <draw:line draw:style-name="gr15" draw:text-style-name="P7" draw:layer="layout" svg:x1="5.534cm" svg:y1="2.635cm" svg:x2="5.461cm" svg:y2="2.635cm">
          <text:p/>
        </draw:line>
        <draw:polygon draw:style-name="gr5" draw:text-style-name="P4" draw:layer="layout" svg:width="0.072cm" svg:height="0cm" svg:x="5.461cm" svg:y="2.169cm" svg:viewBox="0 0 73 0" draw:points="73,0 0,0">
          <text:p/>
        </draw:polygon>
        <draw:line draw:style-name="gr15" draw:text-style-name="P7" draw:layer="layout" svg:x1="5.534cm" svg:y1="2.169cm" svg:x2="5.461cm" svg:y2="2.169cm">
          <text:p/>
        </draw:line>
        <draw:polygon draw:style-name="gr5" draw:text-style-name="P4" draw:layer="layout" svg:width="0.072cm" svg:height="0cm" svg:x="5.461cm" svg:y="1.702cm" svg:viewBox="0 0 73 0" draw:points="73,0 0,0">
          <text:p/>
        </draw:polygon>
        <draw:line draw:style-name="gr15" draw:text-style-name="P7" draw:layer="layout" svg:x1="5.534cm" svg:y1="1.702cm" svg:x2="5.461cm" svg:y2="1.702cm">
          <text:p/>
        </draw:line>
        <draw:polygon draw:style-name="gr5" draw:text-style-name="P4" draw:layer="layout" svg:width="0.072cm" svg:height="0cm" svg:x="5.461cm" svg:y="1.236cm" svg:viewBox="0 0 73 0" draw:points="73,0 0,0">
          <text:p/>
        </draw:polygon>
        <draw:line draw:style-name="gr15" draw:text-style-name="P7" draw:layer="layout" svg:x1="5.534cm" svg:y1="1.236cm" svg:x2="5.461cm" svg:y2="1.236cm">
          <text:p/>
        </draw:line>
        <draw:polygon draw:style-name="gr5" draw:text-style-name="P4" draw:layer="layout" svg:width="0.072cm" svg:height="0cm" svg:x="5.461cm" svg:y="0.769cm" svg:viewBox="0 0 73 0" draw:points="73,0 0,0">
          <text:p/>
        </draw:polygon>
        <draw:line draw:style-name="gr15" draw:text-style-name="P7" draw:layer="layout" svg:x1="5.534cm" svg:y1="0.769cm" svg:x2="5.461cm" svg:y2="0.769cm">
          <text:p/>
        </draw:line>
        <draw:polygon draw:style-name="gr5" draw:text-style-name="P4" draw:layer="layout" svg:width="0.041cm" svg:height="0cm" svg:x="5.492cm" svg:y="4.362cm" svg:viewBox="0 0 42 0" draw:points="42,0 0,0">
          <text:p/>
        </draw:polygon>
        <draw:line draw:style-name="gr16" draw:text-style-name="P7" draw:layer="layout" svg:x1="5.534cm" svg:y1="4.362cm" svg:x2="5.492cm" svg:y2="4.362cm">
          <text:p/>
        </draw:line>
        <draw:polygon draw:style-name="gr5" draw:text-style-name="P4" draw:layer="layout" svg:width="0.041cm" svg:height="0cm" svg:x="5.492cm" svg:y="4.28cm" svg:viewBox="0 0 42 0" draw:points="42,0 0,0">
          <text:p/>
        </draw:polygon>
        <draw:line draw:style-name="gr16" draw:text-style-name="P7" draw:layer="layout" svg:x1="5.534cm" svg:y1="4.28cm" svg:x2="5.492cm" svg:y2="4.28cm">
          <text:p/>
        </draw:line>
        <draw:polygon draw:style-name="gr5" draw:text-style-name="P4" draw:layer="layout" svg:width="0.041cm" svg:height="0cm" svg:x="5.492cm" svg:y="4.222cm" svg:viewBox="0 0 42 0" draw:points="42,0 0,0">
          <text:p/>
        </draw:polygon>
        <draw:line draw:style-name="gr16" draw:text-style-name="P7" draw:layer="layout" svg:x1="5.534cm" svg:y1="4.222cm" svg:x2="5.492cm" svg:y2="4.222cm">
          <text:p/>
        </draw:line>
        <draw:polygon draw:style-name="gr5" draw:text-style-name="P4" draw:layer="layout" svg:width="0.041cm" svg:height="0cm" svg:x="5.492cm" svg:y="4.176cm" svg:viewBox="0 0 42 0" draw:points="42,0 0,0">
          <text:p/>
        </draw:polygon>
        <draw:line draw:style-name="gr16" draw:text-style-name="P7" draw:layer="layout" svg:x1="5.534cm" svg:y1="4.176cm" svg:x2="5.492cm" svg:y2="4.176cm">
          <text:p/>
        </draw:line>
        <draw:polygon draw:style-name="gr5" draw:text-style-name="P4" draw:layer="layout" svg:width="0.041cm" svg:height="0cm" svg:x="5.492cm" svg:y="4.139cm" svg:viewBox="0 0 42 0" draw:points="42,0 0,0">
          <text:p/>
        </draw:polygon>
        <draw:line draw:style-name="gr16" draw:text-style-name="P7" draw:layer="layout" svg:x1="5.534cm" svg:y1="4.139cm" svg:x2="5.492cm" svg:y2="4.139cm">
          <text:p/>
        </draw:line>
        <draw:polygon draw:style-name="gr5" draw:text-style-name="P4" draw:layer="layout" svg:width="0.041cm" svg:height="0cm" svg:x="5.492cm" svg:y="4.108cm" svg:viewBox="0 0 42 0" draw:points="42,0 0,0">
          <text:p/>
        </draw:polygon>
        <draw:line draw:style-name="gr16" draw:text-style-name="P7" draw:layer="layout" svg:x1="5.534cm" svg:y1="4.108cm" svg:x2="5.492cm" svg:y2="4.108cm">
          <text:p/>
        </draw:line>
        <draw:polygon draw:style-name="gr5" draw:text-style-name="P4" draw:layer="layout" svg:width="0.041cm" svg:height="0cm" svg:x="5.492cm" svg:y="4.081cm" svg:viewBox="0 0 42 0" draw:points="42,0 0,0">
          <text:p/>
        </draw:polygon>
        <draw:line draw:style-name="gr16" draw:text-style-name="P7" draw:layer="layout" svg:x1="5.534cm" svg:y1="4.081cm" svg:x2="5.492cm" svg:y2="4.081cm">
          <text:p/>
        </draw:line>
        <draw:polygon draw:style-name="gr5" draw:text-style-name="P4" draw:layer="layout" svg:width="0.041cm" svg:height="0cm" svg:x="5.492cm" svg:y="4.057cm" svg:viewBox="0 0 42 0" draw:points="42,0 0,0">
          <text:p/>
        </draw:polygon>
        <draw:line draw:style-name="gr16" draw:text-style-name="P7" draw:layer="layout" svg:x1="5.534cm" svg:y1="4.057cm" svg:x2="5.492cm" svg:y2="4.057cm">
          <text:p/>
        </draw:line>
        <draw:polygon draw:style-name="gr5" draw:text-style-name="P4" draw:layer="layout" svg:width="0.041cm" svg:height="0cm" svg:x="5.492cm" svg:y="3.895cm" svg:viewBox="0 0 42 0" draw:points="42,0 0,0">
          <text:p/>
        </draw:polygon>
        <draw:line draw:style-name="gr16" draw:text-style-name="P7" draw:layer="layout" svg:x1="5.534cm" svg:y1="3.895cm" svg:x2="5.492cm" svg:y2="3.895cm">
          <text:p/>
        </draw:line>
        <draw:polygon draw:style-name="gr5" draw:text-style-name="P4" draw:layer="layout" svg:width="0.041cm" svg:height="0cm" svg:x="5.492cm" svg:y="3.813cm" svg:viewBox="0 0 42 0" draw:points="42,0 0,0">
          <text:p/>
        </draw:polygon>
        <draw:line draw:style-name="gr16" draw:text-style-name="P7" draw:layer="layout" svg:x1="5.534cm" svg:y1="3.813cm" svg:x2="5.492cm" svg:y2="3.813cm">
          <text:p/>
        </draw:line>
        <draw:polygon draw:style-name="gr5" draw:text-style-name="P4" draw:layer="layout" svg:width="0.041cm" svg:height="0cm" svg:x="5.492cm" svg:y="3.755cm" svg:viewBox="0 0 42 0" draw:points="42,0 0,0">
          <text:p/>
        </draw:polygon>
        <draw:line draw:style-name="gr16" draw:text-style-name="P7" draw:layer="layout" svg:x1="5.534cm" svg:y1="3.755cm" svg:x2="5.492cm" svg:y2="3.755cm">
          <text:p/>
        </draw:line>
        <draw:polygon draw:style-name="gr5" draw:text-style-name="P4" draw:layer="layout" svg:width="0.041cm" svg:height="0cm" svg:x="5.492cm" svg:y="3.71cm" svg:viewBox="0 0 42 0" draw:points="42,0 0,0">
          <text:p/>
        </draw:polygon>
        <draw:line draw:style-name="gr16" draw:text-style-name="P7" draw:layer="layout" svg:x1="5.534cm" svg:y1="3.71cm" svg:x2="5.492cm" svg:y2="3.71cm">
          <text:p/>
        </draw:line>
        <draw:polygon draw:style-name="gr5" draw:text-style-name="P4" draw:layer="layout" svg:width="0.041cm" svg:height="0cm" svg:x="5.492cm" svg:y="3.672cm" svg:viewBox="0 0 42 0" draw:points="42,0 0,0">
          <text:p/>
        </draw:polygon>
        <draw:line draw:style-name="gr16" draw:text-style-name="P7" draw:layer="layout" svg:x1="5.534cm" svg:y1="3.672cm" svg:x2="5.492cm" svg:y2="3.672cm">
          <text:p/>
        </draw:line>
        <draw:polygon draw:style-name="gr5" draw:text-style-name="P4" draw:layer="layout" svg:width="0.041cm" svg:height="0cm" svg:x="5.492cm" svg:y="3.641cm" svg:viewBox="0 0 42 0" draw:points="42,0 0,0">
          <text:p/>
        </draw:polygon>
        <draw:line draw:style-name="gr16" draw:text-style-name="P7" draw:layer="layout" svg:x1="5.534cm" svg:y1="3.641cm" svg:x2="5.492cm" svg:y2="3.641cm">
          <text:p/>
        </draw:line>
        <draw:polygon draw:style-name="gr5" draw:text-style-name="P4" draw:layer="layout" svg:width="0.041cm" svg:height="0cm" svg:x="5.492cm" svg:y="3.614cm" svg:viewBox="0 0 42 0" draw:points="42,0 0,0">
          <text:p/>
        </draw:polygon>
        <draw:line draw:style-name="gr16" draw:text-style-name="P7" draw:layer="layout" svg:x1="5.534cm" svg:y1="3.614cm" svg:x2="5.492cm" svg:y2="3.614cm">
          <text:p/>
        </draw:line>
        <draw:polygon draw:style-name="gr5" draw:text-style-name="P4" draw:layer="layout" svg:width="0.041cm" svg:height="0cm" svg:x="5.492cm" svg:y="3.59cm" svg:viewBox="0 0 42 0" draw:points="42,0 0,0">
          <text:p/>
        </draw:polygon>
        <draw:line draw:style-name="gr16" draw:text-style-name="P7" draw:layer="layout" svg:x1="5.534cm" svg:y1="3.59cm" svg:x2="5.492cm" svg:y2="3.59cm">
          <text:p/>
        </draw:line>
        <draw:polygon draw:style-name="gr5" draw:text-style-name="P4" draw:layer="layout" svg:width="0.041cm" svg:height="0cm" svg:x="5.492cm" svg:y="3.428cm" svg:viewBox="0 0 42 0" draw:points="42,0 0,0">
          <text:p/>
        </draw:polygon>
        <draw:line draw:style-name="gr16" draw:text-style-name="P7" draw:layer="layout" svg:x1="5.534cm" svg:y1="3.428cm" svg:x2="5.492cm" svg:y2="3.428cm">
          <text:p/>
        </draw:line>
        <draw:polygon draw:style-name="gr5" draw:text-style-name="P4" draw:layer="layout" svg:width="0.041cm" svg:height="0cm" svg:x="5.492cm" svg:y="3.346cm" svg:viewBox="0 0 42 0" draw:points="42,0 0,0">
          <text:p/>
        </draw:polygon>
        <draw:line draw:style-name="gr16" draw:text-style-name="P7" draw:layer="layout" svg:x1="5.534cm" svg:y1="3.346cm" svg:x2="5.492cm" svg:y2="3.346cm">
          <text:p/>
        </draw:line>
        <draw:polygon draw:style-name="gr5" draw:text-style-name="P4" draw:layer="layout" svg:width="0.041cm" svg:height="0cm" svg:x="5.492cm" svg:y="3.288cm" svg:viewBox="0 0 42 0" draw:points="42,0 0,0">
          <text:p/>
        </draw:polygon>
        <draw:line draw:style-name="gr16" draw:text-style-name="P7" draw:layer="layout" svg:x1="5.534cm" svg:y1="3.288cm" svg:x2="5.492cm" svg:y2="3.288cm">
          <text:p/>
        </draw:line>
        <draw:polygon draw:style-name="gr5" draw:text-style-name="P4" draw:layer="layout" svg:width="0.041cm" svg:height="0cm" svg:x="5.492cm" svg:y="3.243cm" svg:viewBox="0 0 42 0" draw:points="42,0 0,0">
          <text:p/>
        </draw:polygon>
        <draw:line draw:style-name="gr16" draw:text-style-name="P7" draw:layer="layout" svg:x1="5.534cm" svg:y1="3.243cm" svg:x2="5.492cm" svg:y2="3.243cm">
          <text:p/>
        </draw:line>
        <draw:polygon draw:style-name="gr5" draw:text-style-name="P4" draw:layer="layout" svg:width="0.041cm" svg:height="0cm" svg:x="5.492cm" svg:y="3.206cm" svg:viewBox="0 0 42 0" draw:points="42,0 0,0">
          <text:p/>
        </draw:polygon>
        <draw:line draw:style-name="gr16" draw:text-style-name="P7" draw:layer="layout" svg:x1="5.534cm" svg:y1="3.206cm" svg:x2="5.492cm" svg:y2="3.206cm">
          <text:p/>
        </draw:line>
        <draw:polygon draw:style-name="gr5" draw:text-style-name="P4" draw:layer="layout" svg:width="0.041cm" svg:height="0cm" svg:x="5.492cm" svg:y="3.175cm" svg:viewBox="0 0 42 0" draw:points="42,0 0,0">
          <text:p/>
        </draw:polygon>
        <draw:line draw:style-name="gr16" draw:text-style-name="P7" draw:layer="layout" svg:x1="5.534cm" svg:y1="3.175cm" svg:x2="5.492cm" svg:y2="3.175cm">
          <text:p/>
        </draw:line>
        <draw:polygon draw:style-name="gr5" draw:text-style-name="P4" draw:layer="layout" svg:width="0.041cm" svg:height="0cm" svg:x="5.492cm" svg:y="3.148cm" svg:viewBox="0 0 42 0" draw:points="42,0 0,0">
          <text:p/>
        </draw:polygon>
        <draw:line draw:style-name="gr16" draw:text-style-name="P7" draw:layer="layout" svg:x1="5.534cm" svg:y1="3.148cm" svg:x2="5.492cm" svg:y2="3.148cm">
          <text:p/>
        </draw:line>
        <draw:polygon draw:style-name="gr5" draw:text-style-name="P4" draw:layer="layout" svg:width="0.041cm" svg:height="0cm" svg:x="5.492cm" svg:y="3.124cm" svg:viewBox="0 0 42 0" draw:points="42,0 0,0">
          <text:p/>
        </draw:polygon>
        <draw:line draw:style-name="gr16" draw:text-style-name="P7" draw:layer="layout" svg:x1="5.534cm" svg:y1="3.124cm" svg:x2="5.492cm" svg:y2="3.124cm">
          <text:p/>
        </draw:line>
        <draw:polygon draw:style-name="gr5" draw:text-style-name="P4" draw:layer="layout" svg:width="0.041cm" svg:height="0cm" svg:x="5.492cm" svg:y="2.962cm" svg:viewBox="0 0 42 0" draw:points="42,0 0,0">
          <text:p/>
        </draw:polygon>
        <draw:line draw:style-name="gr16" draw:text-style-name="P7" draw:layer="layout" svg:x1="5.534cm" svg:y1="2.962cm" svg:x2="5.492cm" svg:y2="2.962cm">
          <text:p/>
        </draw:line>
        <draw:polygon draw:style-name="gr5" draw:text-style-name="P4" draw:layer="layout" svg:width="0.041cm" svg:height="0cm" svg:x="5.492cm" svg:y="2.88cm" svg:viewBox="0 0 42 0" draw:points="42,0 0,0">
          <text:p/>
        </draw:polygon>
        <draw:line draw:style-name="gr16" draw:text-style-name="P7" draw:layer="layout" svg:x1="5.534cm" svg:y1="2.88cm" svg:x2="5.492cm" svg:y2="2.88cm">
          <text:p/>
        </draw:line>
        <draw:polygon draw:style-name="gr5" draw:text-style-name="P4" draw:layer="layout" svg:width="0.041cm" svg:height="0cm" svg:x="5.492cm" svg:y="2.821cm" svg:viewBox="0 0 42 0" draw:points="42,0 0,0">
          <text:p/>
        </draw:polygon>
        <draw:line draw:style-name="gr16" draw:text-style-name="P7" draw:layer="layout" svg:x1="5.534cm" svg:y1="2.821cm" svg:x2="5.492cm" svg:y2="2.821cm">
          <text:p/>
        </draw:line>
        <draw:polygon draw:style-name="gr5" draw:text-style-name="P4" draw:layer="layout" svg:width="0.041cm" svg:height="0cm" svg:x="5.492cm" svg:y="2.776cm" svg:viewBox="0 0 42 0" draw:points="42,0 0,0">
          <text:p/>
        </draw:polygon>
        <draw:line draw:style-name="gr16" draw:text-style-name="P7" draw:layer="layout" svg:x1="5.534cm" svg:y1="2.776cm" svg:x2="5.492cm" svg:y2="2.776cm">
          <text:p/>
        </draw:line>
        <draw:polygon draw:style-name="gr5" draw:text-style-name="P4" draw:layer="layout" svg:width="0.041cm" svg:height="0cm" svg:x="5.492cm" svg:y="2.739cm" svg:viewBox="0 0 42 0" draw:points="42,0 0,0">
          <text:p/>
        </draw:polygon>
        <draw:line draw:style-name="gr16" draw:text-style-name="P7" draw:layer="layout" svg:x1="5.534cm" svg:y1="2.739cm" svg:x2="5.492cm" svg:y2="2.739cm">
          <text:p/>
        </draw:line>
        <draw:polygon draw:style-name="gr5" draw:text-style-name="P4" draw:layer="layout" svg:width="0.041cm" svg:height="0cm" svg:x="5.492cm" svg:y="2.708cm" svg:viewBox="0 0 42 0" draw:points="42,0 0,0">
          <text:p/>
        </draw:polygon>
        <draw:line draw:style-name="gr16" draw:text-style-name="P7" draw:layer="layout" svg:x1="5.534cm" svg:y1="2.708cm" svg:x2="5.492cm" svg:y2="2.708cm">
          <text:p/>
        </draw:line>
        <draw:polygon draw:style-name="gr5" draw:text-style-name="P4" draw:layer="layout" svg:width="0.041cm" svg:height="0cm" svg:x="5.492cm" svg:y="2.681cm" svg:viewBox="0 0 42 0" draw:points="42,0 0,0">
          <text:p/>
        </draw:polygon>
        <draw:line draw:style-name="gr16" draw:text-style-name="P7" draw:layer="layout" svg:x1="5.534cm" svg:y1="2.681cm" svg:x2="5.492cm" svg:y2="2.681cm">
          <text:p/>
        </draw:line>
        <draw:polygon draw:style-name="gr5" draw:text-style-name="P4" draw:layer="layout" svg:width="0.041cm" svg:height="0cm" svg:x="5.492cm" svg:y="2.657cm" svg:viewBox="0 0 42 0" draw:points="42,0 0,0">
          <text:p/>
        </draw:polygon>
        <draw:line draw:style-name="gr16" draw:text-style-name="P7" draw:layer="layout" svg:x1="5.534cm" svg:y1="2.657cm" svg:x2="5.492cm" svg:y2="2.657cm">
          <text:p/>
        </draw:line>
        <draw:polygon draw:style-name="gr5" draw:text-style-name="P4" draw:layer="layout" svg:width="0.041cm" svg:height="0cm" svg:x="5.492cm" svg:y="2.495cm" svg:viewBox="0 0 42 0" draw:points="42,0 0,0">
          <text:p/>
        </draw:polygon>
        <draw:line draw:style-name="gr16" draw:text-style-name="P7" draw:layer="layout" svg:x1="5.534cm" svg:y1="2.495cm" svg:x2="5.492cm" svg:y2="2.495cm">
          <text:p/>
        </draw:line>
        <draw:polygon draw:style-name="gr5" draw:text-style-name="P4" draw:layer="layout" svg:width="0.041cm" svg:height="0cm" svg:x="5.492cm" svg:y="2.413cm" svg:viewBox="0 0 42 0" draw:points="42,0 0,0">
          <text:p/>
        </draw:polygon>
        <draw:line draw:style-name="gr16" draw:text-style-name="P7" draw:layer="layout" svg:x1="5.534cm" svg:y1="2.413cm" svg:x2="5.492cm" svg:y2="2.413cm">
          <text:p/>
        </draw:line>
        <draw:polygon draw:style-name="gr5" draw:text-style-name="P4" draw:layer="layout" svg:width="0.041cm" svg:height="0cm" svg:x="5.492cm" svg:y="2.355cm" svg:viewBox="0 0 42 0" draw:points="42,0 0,0">
          <text:p/>
        </draw:polygon>
        <draw:line draw:style-name="gr16" draw:text-style-name="P7" draw:layer="layout" svg:x1="5.534cm" svg:y1="2.355cm" svg:x2="5.492cm" svg:y2="2.355cm">
          <text:p/>
        </draw:line>
        <draw:polygon draw:style-name="gr5" draw:text-style-name="P4" draw:layer="layout" svg:width="0.041cm" svg:height="0cm" svg:x="5.492cm" svg:y="2.309cm" svg:viewBox="0 0 42 0" draw:points="42,0 0,0">
          <text:p/>
        </draw:polygon>
        <draw:line draw:style-name="gr16" draw:text-style-name="P7" draw:layer="layout" svg:x1="5.534cm" svg:y1="2.309cm" svg:x2="5.492cm" svg:y2="2.309cm">
          <text:p/>
        </draw:line>
        <draw:polygon draw:style-name="gr5" draw:text-style-name="P4" draw:layer="layout" svg:width="0.041cm" svg:height="0cm" svg:x="5.492cm" svg:y="2.272cm" svg:viewBox="0 0 42 0" draw:points="42,0 0,0">
          <text:p/>
        </draw:polygon>
        <draw:line draw:style-name="gr16" draw:text-style-name="P7" draw:layer="layout" svg:x1="5.534cm" svg:y1="2.272cm" svg:x2="5.492cm" svg:y2="2.272cm">
          <text:p/>
        </draw:line>
        <draw:polygon draw:style-name="gr5" draw:text-style-name="P4" draw:layer="layout" svg:width="0.041cm" svg:height="0cm" svg:x="5.492cm" svg:y="2.241cm" svg:viewBox="0 0 42 0" draw:points="42,0 0,0">
          <text:p/>
        </draw:polygon>
        <draw:line draw:style-name="gr16" draw:text-style-name="P7" draw:layer="layout" svg:x1="5.534cm" svg:y1="2.241cm" svg:x2="5.492cm" svg:y2="2.241cm">
          <text:p/>
        </draw:line>
        <draw:polygon draw:style-name="gr5" draw:text-style-name="P4" draw:layer="layout" svg:width="0.041cm" svg:height="0cm" svg:x="5.492cm" svg:y="2.214cm" svg:viewBox="0 0 42 0" draw:points="42,0 0,0">
          <text:p/>
        </draw:polygon>
        <draw:line draw:style-name="gr16" draw:text-style-name="P7" draw:layer="layout" svg:x1="5.534cm" svg:y1="2.214cm" svg:x2="5.492cm" svg:y2="2.214cm">
          <text:p/>
        </draw:line>
        <draw:polygon draw:style-name="gr5" draw:text-style-name="P4" draw:layer="layout" svg:width="0.041cm" svg:height="0cm" svg:x="5.492cm" svg:y="2.19cm" svg:viewBox="0 0 42 0" draw:points="42,0 0,0">
          <text:p/>
        </draw:polygon>
        <draw:line draw:style-name="gr16" draw:text-style-name="P7" draw:layer="layout" svg:x1="5.534cm" svg:y1="2.19cm" svg:x2="5.492cm" svg:y2="2.19cm">
          <text:p/>
        </draw:line>
        <draw:polygon draw:style-name="gr5" draw:text-style-name="P4" draw:layer="layout" svg:width="0.041cm" svg:height="0cm" svg:x="5.492cm" svg:y="2.028cm" svg:viewBox="0 0 42 0" draw:points="42,0 0,0">
          <text:p/>
        </draw:polygon>
        <draw:line draw:style-name="gr16" draw:text-style-name="P7" draw:layer="layout" svg:x1="5.534cm" svg:y1="2.028cm" svg:x2="5.492cm" svg:y2="2.028cm">
          <text:p/>
        </draw:line>
        <draw:polygon draw:style-name="gr5" draw:text-style-name="P4" draw:layer="layout" svg:width="0.041cm" svg:height="0cm" svg:x="5.492cm" svg:y="1.946cm" svg:viewBox="0 0 42 0" draw:points="42,0 0,0">
          <text:p/>
        </draw:polygon>
        <draw:line draw:style-name="gr16" draw:text-style-name="P7" draw:layer="layout" svg:x1="5.534cm" svg:y1="1.946cm" svg:x2="5.492cm" svg:y2="1.946cm">
          <text:p/>
        </draw:line>
        <draw:polygon draw:style-name="gr5" draw:text-style-name="P4" draw:layer="layout" svg:width="0.041cm" svg:height="0cm" svg:x="5.492cm" svg:y="1.888cm" svg:viewBox="0 0 42 0" draw:points="42,0 0,0">
          <text:p/>
        </draw:polygon>
        <draw:line draw:style-name="gr16" draw:text-style-name="P7" draw:layer="layout" svg:x1="5.534cm" svg:y1="1.888cm" svg:x2="5.492cm" svg:y2="1.888cm">
          <text:p/>
        </draw:line>
        <draw:polygon draw:style-name="gr5" draw:text-style-name="P4" draw:layer="layout" svg:width="0.041cm" svg:height="0cm" svg:x="5.492cm" svg:y="1.843cm" svg:viewBox="0 0 42 0" draw:points="42,0 0,0">
          <text:p/>
        </draw:polygon>
        <draw:line draw:style-name="gr16" draw:text-style-name="P7" draw:layer="layout" svg:x1="5.534cm" svg:y1="1.843cm" svg:x2="5.492cm" svg:y2="1.843cm">
          <text:p/>
        </draw:line>
        <draw:polygon draw:style-name="gr5" draw:text-style-name="P4" draw:layer="layout" svg:width="0.041cm" svg:height="0cm" svg:x="5.492cm" svg:y="1.806cm" svg:viewBox="0 0 42 0" draw:points="42,0 0,0">
          <text:p/>
        </draw:polygon>
        <draw:line draw:style-name="gr16" draw:text-style-name="P7" draw:layer="layout" svg:x1="5.534cm" svg:y1="1.806cm" svg:x2="5.492cm" svg:y2="1.806cm">
          <text:p/>
        </draw:line>
        <draw:polygon draw:style-name="gr5" draw:text-style-name="P4" draw:layer="layout" svg:width="0.041cm" svg:height="0cm" svg:x="5.492cm" svg:y="1.774cm" svg:viewBox="0 0 42 0" draw:points="42,0 0,0">
          <text:p/>
        </draw:polygon>
        <draw:line draw:style-name="gr16" draw:text-style-name="P7" draw:layer="layout" svg:x1="5.534cm" svg:y1="1.774cm" svg:x2="5.492cm" svg:y2="1.774cm">
          <text:p/>
        </draw:line>
        <draw:polygon draw:style-name="gr5" draw:text-style-name="P4" draw:layer="layout" svg:width="0.041cm" svg:height="0cm" svg:x="5.492cm" svg:y="1.747cm" svg:viewBox="0 0 42 0" draw:points="42,0 0,0">
          <text:p/>
        </draw:polygon>
        <draw:line draw:style-name="gr16" draw:text-style-name="P7" draw:layer="layout" svg:x1="5.534cm" svg:y1="1.747cm" svg:x2="5.492cm" svg:y2="1.747cm">
          <text:p/>
        </draw:line>
        <draw:polygon draw:style-name="gr5" draw:text-style-name="P4" draw:layer="layout" svg:width="0.041cm" svg:height="0cm" svg:x="5.492cm" svg:y="1.724cm" svg:viewBox="0 0 42 0" draw:points="42,0 0,0">
          <text:p/>
        </draw:polygon>
        <draw:line draw:style-name="gr16" draw:text-style-name="P7" draw:layer="layout" svg:x1="5.534cm" svg:y1="1.724cm" svg:x2="5.492cm" svg:y2="1.724cm">
          <text:p/>
        </draw:line>
        <draw:polygon draw:style-name="gr5" draw:text-style-name="P4" draw:layer="layout" svg:width="0.041cm" svg:height="0cm" svg:x="5.492cm" svg:y="1.562cm" svg:viewBox="0 0 42 0" draw:points="42,0 0,0">
          <text:p/>
        </draw:polygon>
        <draw:line draw:style-name="gr16" draw:text-style-name="P7" draw:layer="layout" svg:x1="5.534cm" svg:y1="1.562cm" svg:x2="5.492cm" svg:y2="1.562cm">
          <text:p/>
        </draw:line>
        <draw:polygon draw:style-name="gr5" draw:text-style-name="P4" draw:layer="layout" svg:width="0.041cm" svg:height="0cm" svg:x="5.492cm" svg:y="1.48cm" svg:viewBox="0 0 42 0" draw:points="42,0 0,0">
          <text:p/>
        </draw:polygon>
        <draw:line draw:style-name="gr16" draw:text-style-name="P7" draw:layer="layout" svg:x1="5.534cm" svg:y1="1.48cm" svg:x2="5.492cm" svg:y2="1.48cm">
          <text:p/>
        </draw:line>
        <draw:polygon draw:style-name="gr5" draw:text-style-name="P4" draw:layer="layout" svg:width="0.041cm" svg:height="0cm" svg:x="5.492cm" svg:y="1.421cm" svg:viewBox="0 0 42 0" draw:points="42,0 0,0">
          <text:p/>
        </draw:polygon>
        <draw:line draw:style-name="gr16" draw:text-style-name="P7" draw:layer="layout" svg:x1="5.534cm" svg:y1="1.421cm" svg:x2="5.492cm" svg:y2="1.421cm">
          <text:p/>
        </draw:line>
        <draw:polygon draw:style-name="gr5" draw:text-style-name="P4" draw:layer="layout" svg:width="0.041cm" svg:height="0cm" svg:x="5.492cm" svg:y="1.376cm" svg:viewBox="0 0 42 0" draw:points="42,0 0,0">
          <text:p/>
        </draw:polygon>
        <draw:line draw:style-name="gr16" draw:text-style-name="P7" draw:layer="layout" svg:x1="5.534cm" svg:y1="1.376cm" svg:x2="5.492cm" svg:y2="1.376cm">
          <text:p/>
        </draw:line>
        <draw:polygon draw:style-name="gr5" draw:text-style-name="P4" draw:layer="layout" svg:width="0.041cm" svg:height="0cm" svg:x="5.492cm" svg:y="1.339cm" svg:viewBox="0 0 42 0" draw:points="42,0 0,0">
          <text:p/>
        </draw:polygon>
        <draw:line draw:style-name="gr16" draw:text-style-name="P7" draw:layer="layout" svg:x1="5.534cm" svg:y1="1.339cm" svg:x2="5.492cm" svg:y2="1.339cm">
          <text:p/>
        </draw:line>
        <draw:polygon draw:style-name="gr5" draw:text-style-name="P4" draw:layer="layout" svg:width="0.041cm" svg:height="0cm" svg:x="5.492cm" svg:y="1.308cm" svg:viewBox="0 0 42 0" draw:points="42,0 0,0">
          <text:p/>
        </draw:polygon>
        <draw:line draw:style-name="gr16" draw:text-style-name="P7" draw:layer="layout" svg:x1="5.534cm" svg:y1="1.308cm" svg:x2="5.492cm" svg:y2="1.308cm">
          <text:p/>
        </draw:line>
        <draw:polygon draw:style-name="gr5" draw:text-style-name="P4" draw:layer="layout" svg:width="0.041cm" svg:height="0cm" svg:x="5.492cm" svg:y="1.281cm" svg:viewBox="0 0 42 0" draw:points="42,0 0,0">
          <text:p/>
        </draw:polygon>
        <draw:line draw:style-name="gr16" draw:text-style-name="P7" draw:layer="layout" svg:x1="5.534cm" svg:y1="1.281cm" svg:x2="5.492cm" svg:y2="1.281cm">
          <text:p/>
        </draw:line>
        <draw:polygon draw:style-name="gr5" draw:text-style-name="P4" draw:layer="layout" svg:width="0.041cm" svg:height="0cm" svg:x="5.492cm" svg:y="1.257cm" svg:viewBox="0 0 42 0" draw:points="42,0 0,0">
          <text:p/>
        </draw:polygon>
        <draw:line draw:style-name="gr16" draw:text-style-name="P7" draw:layer="layout" svg:x1="5.534cm" svg:y1="1.257cm" svg:x2="5.492cm" svg:y2="1.257cm">
          <text:p/>
        </draw:line>
        <draw:polygon draw:style-name="gr5" draw:text-style-name="P4" draw:layer="layout" svg:width="0.041cm" svg:height="0cm" svg:x="5.492cm" svg:y="1.095cm" svg:viewBox="0 0 42 0" draw:points="42,0 0,0">
          <text:p/>
        </draw:polygon>
        <draw:line draw:style-name="gr16" draw:text-style-name="P7" draw:layer="layout" svg:x1="5.534cm" svg:y1="1.095cm" svg:x2="5.492cm" svg:y2="1.095cm">
          <text:p/>
        </draw:line>
        <draw:polygon draw:style-name="gr5" draw:text-style-name="P4" draw:layer="layout" svg:width="0.041cm" svg:height="0cm" svg:x="5.492cm" svg:y="1.013cm" svg:viewBox="0 0 42 0" draw:points="42,0 0,0">
          <text:p/>
        </draw:polygon>
        <draw:line draw:style-name="gr16" draw:text-style-name="P7" draw:layer="layout" svg:x1="5.534cm" svg:y1="1.013cm" svg:x2="5.492cm" svg:y2="1.013cm">
          <text:p/>
        </draw:line>
        <draw:polygon draw:style-name="gr5" draw:text-style-name="P4" draw:layer="layout" svg:width="0.041cm" svg:height="0cm" svg:x="5.492cm" svg:y="0.954cm" svg:viewBox="0 0 42 0" draw:points="42,0 0,0">
          <text:p/>
        </draw:polygon>
        <draw:line draw:style-name="gr16" draw:text-style-name="P7" draw:layer="layout" svg:x1="5.534cm" svg:y1="0.954cm" svg:x2="5.492cm" svg:y2="0.954cm">
          <text:p/>
        </draw:line>
        <draw:polygon draw:style-name="gr5" draw:text-style-name="P4" draw:layer="layout" svg:width="0.041cm" svg:height="0cm" svg:x="5.492cm" svg:y="0.909cm" svg:viewBox="0 0 42 0" draw:points="42,0 0,0">
          <text:p/>
        </draw:polygon>
        <draw:line draw:style-name="gr16" draw:text-style-name="P7" draw:layer="layout" svg:x1="5.534cm" svg:y1="0.909cm" svg:x2="5.492cm" svg:y2="0.909cm">
          <text:p/>
        </draw:line>
        <draw:polygon draw:style-name="gr5" draw:text-style-name="P4" draw:layer="layout" svg:width="0.041cm" svg:height="0cm" svg:x="5.492cm" svg:y="0.872cm" svg:viewBox="0 0 42 0" draw:points="42,0 0,0">
          <text:p/>
        </draw:polygon>
        <draw:line draw:style-name="gr16" draw:text-style-name="P7" draw:layer="layout" svg:x1="5.534cm" svg:y1="0.872cm" svg:x2="5.492cm" svg:y2="0.872cm">
          <text:p/>
        </draw:line>
        <draw:polygon draw:style-name="gr5" draw:text-style-name="P4" draw:layer="layout" svg:width="0.041cm" svg:height="0cm" svg:x="5.492cm" svg:y="0.841cm" svg:viewBox="0 0 42 0" draw:points="42,0 0,0">
          <text:p/>
        </draw:polygon>
        <draw:line draw:style-name="gr16" draw:text-style-name="P7" draw:layer="layout" svg:x1="5.534cm" svg:y1="0.841cm" svg:x2="5.492cm" svg:y2="0.841cm">
          <text:p/>
        </draw:line>
        <draw:polygon draw:style-name="gr5" draw:text-style-name="P4" draw:layer="layout" svg:width="0.041cm" svg:height="0cm" svg:x="5.492cm" svg:y="0.814cm" svg:viewBox="0 0 42 0" draw:points="42,0 0,0">
          <text:p/>
        </draw:polygon>
        <draw:line draw:style-name="gr16" draw:text-style-name="P7" draw:layer="layout" svg:x1="5.534cm" svg:y1="0.814cm" svg:x2="5.492cm" svg:y2="0.814cm">
          <text:p/>
        </draw:line>
        <draw:polygon draw:style-name="gr5" draw:text-style-name="P4" draw:layer="layout" svg:width="0.041cm" svg:height="0cm" svg:x="5.492cm" svg:y="0.79cm" svg:viewBox="0 0 42 0" draw:points="42,0 0,0">
          <text:p/>
        </draw:polygon>
        <draw:line draw:style-name="gr16" draw:text-style-name="P7" draw:layer="layout" svg:x1="5.534cm" svg:y1="0.79cm" svg:x2="5.492cm" svg:y2="0.79cm">
          <text:p/>
        </draw:line>
        <draw:polygon draw:style-name="gr5" draw:text-style-name="P4" draw:layer="layout" svg:width="0.041cm" svg:height="0cm" svg:x="5.492cm" svg:y="0.628cm" svg:viewBox="0 0 42 0" draw:points="42,0 0,0">
          <text:p/>
        </draw:polygon>
        <draw:line draw:style-name="gr16" draw:text-style-name="P7" draw:layer="layout" svg:x1="5.534cm" svg:y1="0.628cm" svg:x2="5.492cm" svg:y2="0.628cm">
          <text:p/>
        </draw:line>
        <draw:polygon draw:style-name="gr5" draw:text-style-name="P4" draw:layer="layout" svg:width="0.041cm" svg:height="0cm" svg:x="5.492cm" svg:y="0.546cm" svg:viewBox="0 0 42 0" draw:points="42,0 0,0">
          <text:p/>
        </draw:polygon>
        <draw:line draw:style-name="gr16" draw:text-style-name="P7" draw:layer="layout" svg:x1="5.534cm" svg:y1="0.546cm" svg:x2="5.492cm" svg:y2="0.546cm">
          <text:p/>
        </draw:line>
        <draw:polygon draw:style-name="gr5" draw:text-style-name="P4" draw:layer="layout" svg:width="0.041cm" svg:height="0cm" svg:x="5.492cm" svg:y="0.488cm" svg:viewBox="0 0 42 0" draw:points="42,0 0,0">
          <text:p/>
        </draw:polygon>
        <draw:line draw:style-name="gr16" draw:text-style-name="P7" draw:layer="layout" svg:x1="5.534cm" svg:y1="0.488cm" svg:x2="5.492cm" svg:y2="0.488cm">
          <text:p/>
        </draw:line>
        <draw:polygon draw:style-name="gr5" draw:text-style-name="P4" draw:layer="layout" svg:width="0.041cm" svg:height="0cm" svg:x="5.492cm" svg:y="0.443cm" svg:viewBox="0 0 42 0" draw:points="42,0 0,0">
          <text:p/>
        </draw:polygon>
        <draw:line draw:style-name="gr16" draw:text-style-name="P7" draw:layer="layout" svg:x1="5.534cm" svg:y1="0.443cm" svg:x2="5.492cm" svg:y2="0.443cm">
          <text:p/>
        </draw:line>
        <draw:polygon draw:style-name="gr5" draw:text-style-name="P4" draw:layer="layout" svg:width="0.041cm" svg:height="0cm" svg:x="5.492cm" svg:y="0.405cm" svg:viewBox="0 0 42 0" draw:points="42,0 0,0">
          <text:p/>
        </draw:polygon>
        <draw:line draw:style-name="gr16" draw:text-style-name="P7" draw:layer="layout" svg:x1="5.534cm" svg:y1="0.405cm" svg:x2="5.492cm" svg:y2="0.405cm">
          <text:p/>
        </draw:line>
        <draw:polyline draw:style-name="gr17" draw:text-style-name="P7" draw:layer="layout" svg:width="6.745cm" svg:height="3.646cm" svg:x="5.871cm" svg:y="0.563cm" svg:viewBox="0 0 6746 3647" draw:points="0,3647 613,3046 1227,2465 1840,1600 2453,892 3067,193 3680,0 4293,601 4906,1331 5519,2085 6133,2803 6746,3435">
          <text:p/>
        </draw:polyline>
        <draw:polyline draw:style-name="gr18" draw:text-style-name="P7" draw:layer="layout" svg:width="6.745cm" svg:height="2.641cm" svg:x="5.871cm" svg:y="0.98cm" svg:viewBox="0 0 6746 2642" draw:points="0,2642 613,2038 1227,1547 1840,944 2453,435 3067,0 3680,29 4293,476 4906,1043 5519,1533 6133,2052 6746,2533">
          <text:p/>
        </draw:polyline>
        <draw:polyline draw:style-name="gr19" draw:text-style-name="P7" draw:layer="layout" svg:width="6.745cm" svg:height="1.984cm" svg:x="5.871cm" svg:y="1.217cm" svg:viewBox="0 0 6746 1985" draw:points="0,1837 613,1438 1227,1026 1840,594 2453,207 3067,0 3680,75 4293,391 4906,778 5519,1249 6133,1598 6746,1985">
          <text:p/>
        </draw:polyline>
        <draw:polyline draw:style-name="gr20" draw:text-style-name="P7" draw:layer="layout" svg:width="6.745cm" svg:height="1.621cm" svg:x="5.871cm" svg:y="1.366cm" svg:viewBox="0 0 6746 1622" draw:points="0,1441 613,1061 1227,729 1840,411 2453,109 3067,0 3680,110 4293,382 4906,694 5519,1000 6133,1318 6746,1622">
          <text:p/>
        </draw:polyline>
        <draw:line draw:style-name="gr21" draw:text-style-name="P7" draw:layer="layout" svg:x1="5.534cm" svg:y1="4.392cm" svg:x2="5.534cm" svg:y2="0.381cm">
          <text:p/>
        </draw:line>
        <draw:line draw:style-name="gr21" draw:text-style-name="P7" draw:layer="layout" svg:x1="12.953cm" svg:y1="4.392cm" svg:x2="12.953cm" svg:y2="0.381cm">
          <text:p/>
        </draw:line>
        <draw:line draw:style-name="gr21" draw:text-style-name="P7" draw:layer="layout" svg:x1="5.534cm" svg:y1="4.392cm" svg:x2="12.953cm" svg:y2="4.392cm">
          <text:p/>
        </draw:line>
        <draw:line draw:style-name="gr21" draw:text-style-name="P7" draw:layer="layout" svg:x1="5.534cm" svg:y1="0.381cm" svg:x2="12.953cm" svg:y2="0.381cm">
          <text:p/>
        </draw:line>
        <draw:path draw:style-name="gr22" draw:text-style-name="P8" draw:layer="layout" svg:width="2.519cm" svg:height="1.578cm" svg:x="8.001cm" svg:y="2.286cm" svg:viewBox="0 0 2520 1579" svg:d="M67 1579h2383c47 0 70-17 70-51v-1477c0-34-23-51-70-51h-2383c-45 0-67 17-67 51v1477c0 34 22 51 67 51z">
          <text:p/>
        </draw:path>
        <draw:line draw:style-name="gr17" draw:text-style-name="P7" draw:layer="layout" svg:x1="8.136cm" svg:y1="2.493cm" svg:x2="8.813cm" svg:y2="2.493cm">
          <text:p/>
        </draw:line>
        <draw:line draw:style-name="gr18" draw:text-style-name="P7" draw:layer="layout" svg:x1="8.136cm" svg:y1="2.868cm" svg:x2="8.813cm" svg:y2="2.868cm">
          <text:p/>
        </draw:line>
        <draw:frame draw:style-name="gr23" draw:text-style-name="P2" draw:layer="layout" svg:width="1.578cm" svg:height="0.465cm" svg:x="9.085cm" svg:y="2.346cm">
          <draw:text-box>
            <text:p text:style-name="P1"><text:span text:style-name="T3">D</text:span><text:span text:style-name="T3">=</text:span><text:span text:style-name="T3">0.</text:span><text:span text:style-name="T3">1</text:span><text:span text:style-name="T3">5</text:span></text:p>
          </draw:text-box>
        </draw:frame>
        <draw:line draw:style-name="gr19" draw:text-style-name="P7" draw:layer="layout" svg:x1="8.136cm" svg:y1="3.244cm" svg:x2="8.813cm" svg:y2="3.244cm">
          <text:p/>
        </draw:line>
        <draw:frame draw:style-name="gr23" draw:text-style-name="P2" draw:layer="layout" svg:width="1.578cm" svg:height="0.465cm" svg:x="9.085cm" svg:y="2.721cm">
          <draw:text-box>
            <text:p text:style-name="P1"><text:span text:style-name="T3">D=0.20</text:span></text:p>
          </draw:text-box>
        </draw:frame>
        <draw:line draw:style-name="gr20" draw:text-style-name="P7" draw:layer="layout" svg:x1="8.136cm" svg:y1="3.619cm" svg:x2="8.813cm" svg:y2="3.619cm">
          <text:p/>
        </draw:line>
        <draw:frame draw:style-name="gr23" draw:text-style-name="P2" draw:layer="layout" svg:width="1.578cm" svg:height="0.465cm" svg:x="9.085cm" svg:y="3.096cm">
          <draw:text-box>
            <text:p text:style-name="P1"><text:span text:style-name="T3">D</text:span><text:span text:style-name="T3">=</text:span><text:span text:style-name="T3">0.</text:span><text:span text:style-name="T3">25</text:span></text:p>
          </draw:text-box>
        </draw:frame>
        <draw:frame draw:style-name="gr23" draw:text-style-name="P2" draw:layer="layout" svg:width="1.578cm" svg:height="0.465cm" svg:x="9.085cm" svg:y="3.472cm">
          <draw:text-box>
            <text:p text:style-name="P1"><text:span text:style-name="T3">D=</text:span><text:span text:style-name="T3">0.3</text:span><text:span text:style-name="T3">0</text:span></text:p>
          </draw:text-box>
        </draw:frame>
        <draw:frame draw:style-name="gr24" draw:text-style-name="P2" draw:layer="layout" svg:width="0.777cm" svg:height="0.412cm" svg:x="4.405cm" svg:y="3.906cm">
          <draw:text-box>
            <text:p text:style-name="P1"><text:span text:style-name="T3">10⁻²</text:span></text:p>
          </draw:text-box>
        </draw:frame>
        <draw:frame draw:style-name="gr24" draw:text-style-name="P2" draw:layer="layout" svg:width="0.777cm" svg:height="0.412cm" svg:x="4.405cm" svg:y="3.444cm">
          <draw:text-box>
            <text:p text:style-name="P1"><text:span text:style-name="T3">10⁻¹</text:span></text:p>
          </draw:text-box>
        </draw:frame>
        <draw:frame draw:style-name="gr25" draw:text-style-name="P2" draw:layer="layout" svg:width="0.59cm" svg:height="0.412cm" svg:x="4.617cm" svg:y="2.971cm">
          <draw:text-box>
            <text:p text:style-name="P1"><text:span text:style-name="T3">10⁰</text:span></text:p>
          </draw:text-box>
        </draw:frame>
        <draw:frame draw:style-name="gr25" draw:text-style-name="P2" draw:layer="layout" svg:width="0.59cm" svg:height="0.412cm" svg:x="4.617cm" svg:y="2.509cm">
          <draw:text-box>
            <text:p text:style-name="P1"><text:span text:style-name="T3">10¹</text:span></text:p>
          </draw:text-box>
        </draw:frame>
        <draw:frame draw:style-name="gr25" draw:text-style-name="P2" draw:layer="layout" svg:width="0.59cm" svg:height="0.412cm" svg:x="4.617cm" svg:y="2.035cm">
          <draw:text-box>
            <text:p text:style-name="P1"><text:span text:style-name="T3">10²</text:span></text:p>
          </draw:text-box>
        </draw:frame>
        <draw:frame draw:style-name="gr25" draw:text-style-name="P2" draw:layer="layout" svg:width="0.59cm" svg:height="0.412cm" svg:x="4.617cm" svg:y="1.567cm">
          <draw:text-box>
            <text:p text:style-name="P1"><text:span text:style-name="T3">10³</text:span></text:p>
          </draw:text-box>
        </draw:frame>
        <draw:frame draw:style-name="gr25" draw:text-style-name="P2" draw:layer="layout" svg:width="0.59cm" svg:height="0.412cm" svg:x="4.617cm" svg:y="1.105cm">
          <draw:text-box>
            <text:p text:style-name="P1"><text:span text:style-name="T3">10⁴</text:span></text:p>
          </draw:text-box>
        </draw:frame>
        <draw:frame draw:style-name="gr25" draw:text-style-name="P2" draw:layer="layout" svg:width="0.59cm" svg:height="0.412cm" svg:x="4.617cm" svg:y="0.638cm">
          <draw:text-box>
            <text:p text:style-name="P1"><text:span text:style-name="T3">10⁵</text:span></text:p>
          </draw:text-box>
        </draw:frame>
        <draw:polygon draw:style-name="gr14" draw:text-style-name="P6" draw:layer="layout" svg:width="7.419cm" svg:height="4.136cm" svg:x="5.534cm" svg:y="4.445cm" svg:viewBox="0 0 7420 4137" draw:points="0,4137 7420,4137 7420,0 0,0">
          <text:p/>
        </draw:polygon>
        <draw:polygon draw:style-name="gr5" draw:text-style-name="P4" draw:layer="layout" svg:width="0cm" svg:height="0.054cm" svg:x="5.871cm" svg:y="8.581cm" svg:viewBox="0 0 0 55" draw:points="0,0 0,55">
          <text:p/>
        </draw:polygon>
        <draw:line draw:style-name="gr15" draw:text-style-name="P7" draw:layer="layout" svg:x1="5.871cm" svg:y1="8.581cm" svg:x2="5.871cm" svg:y2="8.636cm">
          <text:p/>
        </draw:line>
        <draw:polygon draw:style-name="gr5" draw:text-style-name="P4" draw:layer="layout" svg:width="0cm" svg:height="0.054cm" svg:x="7.098cm" svg:y="8.581cm" svg:viewBox="0 0 0 55" draw:points="0,0 0,55">
          <text:p/>
        </draw:polygon>
        <draw:line draw:style-name="gr15" draw:text-style-name="P7" draw:layer="layout" svg:x1="7.098cm" svg:y1="8.581cm" svg:x2="7.098cm" svg:y2="8.636cm">
          <text:p/>
        </draw:line>
        <draw:polygon draw:style-name="gr5" draw:text-style-name="P4" draw:layer="layout" svg:width="0cm" svg:height="0.054cm" svg:x="8.324cm" svg:y="8.581cm" svg:viewBox="0 0 0 55" draw:points="0,0 0,55">
          <text:p/>
        </draw:polygon>
        <draw:line draw:style-name="gr15" draw:text-style-name="P7" draw:layer="layout" svg:x1="8.324cm" svg:y1="8.581cm" svg:x2="8.324cm" svg:y2="8.636cm">
          <text:p/>
        </draw:line>
        <draw:polygon draw:style-name="gr5" draw:text-style-name="P4" draw:layer="layout" svg:width="0cm" svg:height="0.054cm" svg:x="9.55cm" svg:y="8.581cm" svg:viewBox="0 0 0 55" draw:points="0,0 0,55">
          <text:p/>
        </draw:polygon>
        <draw:line draw:style-name="gr15" draw:text-style-name="P7" draw:layer="layout" svg:x1="9.55cm" svg:y1="8.581cm" svg:x2="9.55cm" svg:y2="8.636cm">
          <text:p/>
        </draw:line>
        <draw:polygon draw:style-name="gr5" draw:text-style-name="P4" draw:layer="layout" svg:width="0cm" svg:height="0.054cm" svg:x="10.777cm" svg:y="8.581cm" svg:viewBox="0 0 0 55" draw:points="0,0 0,55">
          <text:p/>
        </draw:polygon>
        <draw:line draw:style-name="gr15" draw:text-style-name="P7" draw:layer="layout" svg:x1="10.777cm" svg:y1="8.581cm" svg:x2="10.777cm" svg:y2="8.636cm">
          <text:p/>
        </draw:line>
        <draw:polygon draw:style-name="gr5" draw:text-style-name="P4" draw:layer="layout" svg:width="0cm" svg:height="0.054cm" svg:x="12.003cm" svg:y="8.581cm" svg:viewBox="0 0 0 55" draw:points="0,0 0,55">
          <text:p/>
        </draw:polygon>
        <draw:line draw:style-name="gr15" draw:text-style-name="P7" draw:layer="layout" svg:x1="12.003cm" svg:y1="8.581cm" svg:x2="12.003cm" svg:y2="8.636cm">
          <text:p/>
        </draw:line>
        <draw:polygon draw:style-name="gr5" draw:text-style-name="P4" draw:layer="layout" svg:width="0.072cm" svg:height="0cm" svg:x="5.461cm" svg:y="7.986cm" svg:viewBox="0 0 73 0" draw:points="73,0 0,0">
          <text:p/>
        </draw:polygon>
        <draw:line draw:style-name="gr15" draw:text-style-name="P7" draw:layer="layout" svg:x1="5.534cm" svg:y1="7.986cm" svg:x2="5.461cm" svg:y2="7.986cm">
          <text:p/>
        </draw:line>
        <draw:polygon draw:style-name="gr5" draw:text-style-name="P4" draw:layer="layout" svg:width="0.072cm" svg:height="0cm" svg:x="5.461cm" svg:y="7.025cm" svg:viewBox="0 0 73 0" draw:points="73,0 0,0">
          <text:p/>
        </draw:polygon>
        <draw:line draw:style-name="gr15" draw:text-style-name="P7" draw:layer="layout" svg:x1="5.534cm" svg:y1="7.025cm" svg:x2="5.461cm" svg:y2="7.025cm">
          <text:p/>
        </draw:line>
        <draw:polygon draw:style-name="gr5" draw:text-style-name="P4" draw:layer="layout" svg:width="0.072cm" svg:height="0cm" svg:x="5.461cm" svg:y="6.065cm" svg:viewBox="0 0 73 0" draw:points="73,0 0,0">
          <text:p/>
        </draw:polygon>
        <draw:line draw:style-name="gr15" draw:text-style-name="P7" draw:layer="layout" svg:x1="5.534cm" svg:y1="6.065cm" svg:x2="5.461cm" svg:y2="6.065cm">
          <text:p/>
        </draw:line>
        <draw:polygon draw:style-name="gr5" draw:text-style-name="P4" draw:layer="layout" svg:width="0.072cm" svg:height="0cm" svg:x="5.461cm" svg:y="5.105cm" svg:viewBox="0 0 73 0" draw:points="73,0 0,0">
          <text:p/>
        </draw:polygon>
        <draw:line draw:style-name="gr15" draw:text-style-name="P7" draw:layer="layout" svg:x1="5.534cm" svg:y1="5.105cm" svg:x2="5.461cm" svg:y2="5.105cm">
          <text:p/>
        </draw:line>
        <draw:polyline draw:style-name="gr17" draw:text-style-name="P7" draw:layer="layout" svg:width="6.745cm" svg:height="3.76cm" svg:x="5.871cm" svg:y="4.633cm" svg:viewBox="0 0 6746 3761" draw:points="0,750 613,770 1227,644 1840,379 2453,197 3067,0 3680,146 4293,838 4906,1595 5519,2371 6133,3111 6746,3761">
          <text:p/>
        </draw:polyline>
        <draw:polyline draw:style-name="gr18" draw:text-style-name="P7" draw:layer="layout" svg:width="6.745cm" svg:height="2.862cm" svg:x="5.871cm" svg:y="5.032cm" svg:viewBox="0 0 6746 2863" draw:points="0,675 613,500 1227,405 1840,207 2453,90 3067,0 3680,226 4293,736 4906,1329 5519,1834 6133,2368 6746,2863">
          <text:p/>
        </draw:polyline>
        <draw:polyline draw:style-name="gr19" draw:text-style-name="P7" draw:layer="layout" svg:width="6.745cm" svg:height="2.256cm" svg:x="5.871cm" svg:y="5.318cm" svg:viewBox="0 0 6746 2257" draw:points="0,389 613,304 1227,208 1840,90 2453,0 3067,32 3680,238 4293,604 4906,1011 5519,1498 6133,1857 6746,2257">
          <text:p/>
        </draw:polyline>
        <draw:polyline draw:style-name="gr20" draw:text-style-name="P7" draw:layer="layout" svg:width="6.745cm" svg:height="1.877cm" svg:x="5.871cm" svg:y="5.476cm" svg:viewBox="0 0 6746 1878" draw:points="0,323 613,207 1227,138 1840,74 2453,0 3067,64 3680,271 4293,586 4906,918 5519,1236 6133,1565 6746,1878">
          <text:p/>
        </draw:polyline>
        <draw:line draw:style-name="gr21" draw:text-style-name="P7" draw:layer="layout" svg:x1="5.534cm" svg:y1="8.581cm" svg:x2="5.534cm" svg:y2="4.445cm">
          <text:p/>
        </draw:line>
        <draw:line draw:style-name="gr21" draw:text-style-name="P7" draw:layer="layout" svg:x1="12.953cm" svg:y1="8.581cm" svg:x2="12.953cm" svg:y2="4.445cm">
          <text:p/>
        </draw:line>
        <draw:line draw:style-name="gr21" draw:text-style-name="P7" draw:layer="layout" svg:x1="5.534cm" svg:y1="8.581cm" svg:x2="12.953cm" svg:y2="8.581cm">
          <text:p/>
        </draw:line>
        <draw:line draw:style-name="gr21" draw:text-style-name="P7" draw:layer="layout" svg:x1="5.534cm" svg:y1="4.445cm" svg:x2="12.953cm" svg:y2="4.445cm">
          <text:p/>
        </draw:line>
        <draw:frame draw:style-name="gr26" draw:text-style-name="P2" draw:layer="layout" svg:width="0.451cm" svg:height="0.424cm" svg:x="4.424cm" svg:y="7.831cm">
          <draw:text-box>
            <text:p text:style-name="P1"><text:span text:style-name="T3">10</text:span></text:p>
          </draw:text-box>
        </draw:frame>
        <draw:polygon draw:style-name="gr5" draw:text-style-name="P4" draw:layer="layout" svg:width="0.155cm" svg:height="0.008cm" svg:x="4.902cm" svg:y="7.876cm" svg:viewBox="0 0 156 9" draw:points="0,0 156,0 156,9 0,9">
          <text:p/>
        </draw:polygon>
        <draw:frame draw:style-name="gr27" draw:text-style-name="P3" draw:layer="layout" svg:width="0.246cm" svg:height="0.298cm" svg:x="5.084cm" svg:y="7.815cm">
          <draw:text-box>
            <text:p text:style-name="P1"><text:span text:style-name="T4">3</text:span></text:p>
          </draw:text-box>
        </draw:frame>
        <draw:frame draw:style-name="gr26" draw:text-style-name="P2" draw:layer="layout" svg:width="0.451cm" svg:height="0.424cm" svg:x="4.424cm" svg:y="6.884cm">
          <draw:text-box>
            <text:p text:style-name="P1"><text:span text:style-name="T3">10</text:span></text:p>
          </draw:text-box>
        </draw:frame>
        <draw:polygon draw:style-name="gr5" draw:text-style-name="P4" draw:layer="layout" svg:width="0.155cm" svg:height="0.008cm" svg:x="4.902cm" svg:y="6.929cm" svg:viewBox="0 0 156 9" draw:points="0,0 156,0 156,9 0,9">
          <text:p/>
        </draw:polygon>
        <draw:frame draw:style-name="gr27" draw:text-style-name="P3" draw:layer="layout" svg:width="0.246cm" svg:height="0.298cm" svg:x="5.084cm" svg:y="6.867cm">
          <draw:text-box>
            <text:p text:style-name="P1"><text:span text:style-name="T4">1</text:span></text:p>
          </draw:text-box>
        </draw:frame>
        <draw:frame draw:style-name="gr26" draw:text-style-name="P2" draw:layer="layout" svg:width="0.451cm" svg:height="0.424cm" svg:x="4.636cm" svg:y="5.93cm">
          <draw:text-box>
            <text:p text:style-name="P1"><text:span text:style-name="T3">10</text:span></text:p>
          </draw:text-box>
        </draw:frame>
        <draw:frame draw:style-name="gr27" draw:text-style-name="P3" draw:layer="layout" svg:width="0.246cm" svg:height="0.298cm" svg:x="5.088cm" svg:y="5.914cm">
          <draw:text-box>
            <text:p text:style-name="P1"><text:span text:style-name="T4">1</text:span></text:p>
          </draw:text-box>
        </draw:frame>
        <draw:frame draw:style-name="gr28" draw:text-style-name="P2" draw:layer="layout" svg:width="0.451cm" svg:height="0.425cm" svg:x="4.636cm" svg:y="4.969cm">
          <draw:text-box>
            <text:p text:style-name="P1"><text:span text:style-name="T3">10</text:span></text:p>
          </draw:text-box>
        </draw:frame>
        <draw:frame draw:style-name="gr27" draw:text-style-name="P3" draw:layer="layout" svg:width="0.246cm" svg:height="0.298cm" svg:x="5.088cm" svg:y="4.953cm">
          <draw:text-box>
            <text:p text:style-name="P1"><text:span text:style-name="T4">3</text:span></text:p>
          </draw:text-box>
        </draw:frame>
        <draw:polygon draw:style-name="gr14" draw:text-style-name="P6" draw:layer="layout" svg:width="7.419cm" svg:height="2.381cm" svg:x="5.534cm" svg:y="8.636cm" svg:viewBox="0 0 7420 2382" draw:points="0,2382 7420,2382 7420,0 0,0">
          <text:p/>
        </draw:polygon>
        <draw:polygon draw:style-name="gr5" draw:text-style-name="P4" draw:layer="layout" svg:width="0cm" svg:height="0.03cm" svg:x="5.871cm" svg:y="11.018cm" svg:viewBox="0 0 0 31" draw:points="0,0 0,31">
          <text:p/>
        </draw:polygon>
        <draw:line draw:style-name="gr15" draw:text-style-name="P7" draw:layer="layout" svg:x1="5.871cm" svg:y1="11.018cm" svg:x2="5.871cm" svg:y2="11.049cm">
          <text:p/>
        </draw:line>
        <draw:polygon draw:style-name="gr5" draw:text-style-name="P4" draw:layer="layout" svg:width="0cm" svg:height="0.03cm" svg:x="6.995cm" svg:y="11.018cm" svg:viewBox="0 0 0 31" draw:points="0,0 0,31">
          <text:p/>
        </draw:polygon>
        <draw:line draw:style-name="gr15" draw:text-style-name="P7" draw:layer="layout" svg:x1="6.995cm" svg:y1="11.018cm" svg:x2="6.995cm" svg:y2="11.049cm">
          <text:p/>
        </draw:line>
        <draw:polygon draw:style-name="gr5" draw:text-style-name="P4" draw:layer="layout" svg:width="0cm" svg:height="0.03cm" svg:x="8.119cm" svg:y="11.018cm" svg:viewBox="0 0 0 31" draw:points="0,0 0,31">
          <text:p/>
        </draw:polygon>
        <draw:line draw:style-name="gr15" draw:text-style-name="P7" draw:layer="layout" svg:x1="8.119cm" svg:y1="11.018cm" svg:x2="8.119cm" svg:y2="11.049cm">
          <text:p/>
        </draw:line>
        <draw:polygon draw:style-name="gr5" draw:text-style-name="P4" draw:layer="layout" svg:width="0cm" svg:height="0.03cm" svg:x="9.244cm" svg:y="11.018cm" svg:viewBox="0 0 0 31" draw:points="0,0 0,31">
          <text:p/>
        </draw:polygon>
        <draw:line draw:style-name="gr15" draw:text-style-name="P7" draw:layer="layout" svg:x1="9.244cm" svg:y1="11.018cm" svg:x2="9.244cm" svg:y2="11.049cm">
          <text:p/>
        </draw:line>
        <draw:polygon draw:style-name="gr5" draw:text-style-name="P4" draw:layer="layout" svg:width="0cm" svg:height="0.03cm" svg:x="10.368cm" svg:y="11.018cm" svg:viewBox="0 0 0 31" draw:points="0,0 0,31">
          <text:p/>
        </draw:polygon>
        <draw:line draw:style-name="gr15" draw:text-style-name="P7" draw:layer="layout" svg:x1="10.368cm" svg:y1="11.018cm" svg:x2="10.368cm" svg:y2="11.049cm">
          <text:p/>
        </draw:line>
        <draw:polygon draw:style-name="gr5" draw:text-style-name="P4" draw:layer="layout" svg:width="0cm" svg:height="0.03cm" svg:x="11.492cm" svg:y="11.018cm" svg:viewBox="0 0 0 31" draw:points="0,0 0,31">
          <text:p/>
        </draw:polygon>
        <draw:line draw:style-name="gr15" draw:text-style-name="P7" draw:layer="layout" svg:x1="11.492cm" svg:y1="11.018cm" svg:x2="11.492cm" svg:y2="11.049cm">
          <text:p/>
        </draw:line>
        <draw:polygon draw:style-name="gr5" draw:text-style-name="P4" draw:layer="layout" svg:width="0cm" svg:height="0.03cm" svg:x="12.616cm" svg:y="11.018cm" svg:viewBox="0 0 0 31" draw:points="0,0 0,31">
          <text:p/>
        </draw:polygon>
        <draw:line draw:style-name="gr15" draw:text-style-name="P7" draw:layer="layout" svg:x1="12.616cm" svg:y1="11.018cm" svg:x2="12.616cm" svg:y2="11.049cm">
          <text:p/>
        </draw:line>
        <draw:polygon draw:style-name="gr5" draw:text-style-name="P4" draw:layer="layout" svg:width="0.072cm" svg:height="0cm" svg:x="5.461cm" svg:y="10.909cm" svg:viewBox="0 0 73 0" draw:points="73,0 0,0">
          <text:p/>
        </draw:polygon>
        <draw:line draw:style-name="gr15" draw:text-style-name="P7" draw:layer="layout" svg:x1="5.534cm" svg:y1="10.909cm" svg:x2="5.461cm" svg:y2="10.909cm">
          <text:p/>
        </draw:line>
        <draw:polygon draw:style-name="gr5" draw:text-style-name="P4" draw:layer="layout" svg:width="0.072cm" svg:height="0cm" svg:x="5.461cm" svg:y="10.592cm" svg:viewBox="0 0 73 0" draw:points="73,0 0,0">
          <text:p/>
        </draw:polygon>
        <draw:line draw:style-name="gr15" draw:text-style-name="P7" draw:layer="layout" svg:x1="5.534cm" svg:y1="10.592cm" svg:x2="5.461cm" svg:y2="10.592cm">
          <text:p/>
        </draw:line>
        <draw:polygon draw:style-name="gr5" draw:text-style-name="P4" draw:layer="layout" svg:width="0.072cm" svg:height="0cm" svg:x="5.461cm" svg:y="10.275cm" svg:viewBox="0 0 73 0" draw:points="73,0 0,0">
          <text:p/>
        </draw:polygon>
        <draw:line draw:style-name="gr15" draw:text-style-name="P7" draw:layer="layout" svg:x1="5.534cm" svg:y1="10.275cm" svg:x2="5.461cm" svg:y2="10.275cm">
          <text:p/>
        </draw:line>
        <draw:polygon draw:style-name="gr5" draw:text-style-name="P4" draw:layer="layout" svg:width="0.072cm" svg:height="0cm" svg:x="5.461cm" svg:y="9.958cm" svg:viewBox="0 0 73 0" draw:points="73,0 0,0">
          <text:p/>
        </draw:polygon>
        <draw:line draw:style-name="gr15" draw:text-style-name="P7" draw:layer="layout" svg:x1="5.534cm" svg:y1="9.958cm" svg:x2="5.461cm" svg:y2="9.958cm">
          <text:p/>
        </draw:line>
        <draw:polygon draw:style-name="gr5" draw:text-style-name="P4" draw:layer="layout" svg:width="0.072cm" svg:height="0cm" svg:x="5.461cm" svg:y="9.64cm" svg:viewBox="0 0 73 0" draw:points="73,0 0,0">
          <text:p/>
        </draw:polygon>
        <draw:line draw:style-name="gr15" draw:text-style-name="P7" draw:layer="layout" svg:x1="5.534cm" svg:y1="9.64cm" svg:x2="5.461cm" svg:y2="9.64cm">
          <text:p/>
        </draw:line>
        <draw:polygon draw:style-name="gr5" draw:text-style-name="P4" draw:layer="layout" svg:width="0.072cm" svg:height="0cm" svg:x="5.461cm" svg:y="9.323cm" svg:viewBox="0 0 73 0" draw:points="73,0 0,0">
          <text:p/>
        </draw:polygon>
        <draw:line draw:style-name="gr15" draw:text-style-name="P7" draw:layer="layout" svg:x1="5.534cm" svg:y1="9.323cm" svg:x2="5.461cm" svg:y2="9.323cm">
          <text:p/>
        </draw:line>
        <draw:polygon draw:style-name="gr5" draw:text-style-name="P4" draw:layer="layout" svg:width="0.072cm" svg:height="0cm" svg:x="5.461cm" svg:y="9.006cm" svg:viewBox="0 0 73 0" draw:points="73,0 0,0">
          <text:p/>
        </draw:polygon>
        <draw:line draw:style-name="gr15" draw:text-style-name="P7" draw:layer="layout" svg:x1="5.534cm" svg:y1="9.006cm" svg:x2="5.461cm" svg:y2="9.006cm">
          <text:p/>
        </draw:line>
        <draw:polygon draw:style-name="gr5" draw:text-style-name="P4" draw:layer="layout" svg:width="0.072cm" svg:height="0cm" svg:x="5.461cm" svg:y="8.688cm" svg:viewBox="0 0 73 0" draw:points="73,0 0,0">
          <text:p/>
        </draw:polygon>
        <draw:line draw:style-name="gr15" draw:text-style-name="P7" draw:layer="layout" svg:x1="5.534cm" svg:y1="8.688cm" svg:x2="5.461cm" svg:y2="8.688cm">
          <text:p/>
        </draw:line>
        <draw:polyline draw:style-name="gr29" draw:text-style-name="P7" draw:layer="layout" svg:width="6.745cm" svg:height="0.041cm" svg:x="5.871cm" svg:y="8.744cm" svg:viewBox="0 0 6746 42" draw:points="0,42 225,40 450,38 674,36 899,34 1124,32 1349,30 1574,29 1799,27 2024,26 2249,24 2474,23 2698,21 2923,20 3148,18 3373,17 3598,16 3823,14 4048,13 4273,12 4498,11 4722,9 4947,8 5172,7 5397,6 5621,5 5846,4 6071,3 6296,2 6521,1 6746,0">
          <text:p/>
        </draw:polyline>
        <draw:polyline draw:style-name="gr17" draw:text-style-name="P7" draw:layer="layout" svg:width="6.183cm" svg:height="2.162cm" svg:x="5.871cm" svg:y="8.747cm" svg:viewBox="0 0 6184 2163" draw:points="0,2163 562,2163 1124,2162 1687,2161 2249,2140 2811,1882 3373,701 3935,81 4498,14 5060,6 5621,3 6184,0">
          <text:p/>
        </draw:polyline>
        <draw:polyline draw:style-name="gr18" draw:text-style-name="P7" draw:layer="layout" svg:width="6.183cm" svg:height="2.161cm" svg:x="5.871cm" svg:y="8.748cm" svg:viewBox="0 0 6184 2162" draw:points="0,2162 562,2162 1124,2160 1687,2146 2249,2048 2811,1533 3373,552 3935,110 4498,23 5060,8 5621,3 6184,0">
          <text:p/>
        </draw:polyline>
        <draw:polyline draw:style-name="gr19" draw:text-style-name="P7" draw:layer="layout" svg:width="6.183cm" svg:height="2.16cm" svg:x="5.871cm" svg:y="8.748cm" svg:viewBox="0 0 6184 2161" draw:points="0,2161 562,2159 1124,2148 1687,2098 2249,1884 2811,1263 3373,499 3935,139 4498,39 5060,12 5621,4 6184,0">
          <text:p/>
        </draw:polyline>
        <draw:polyline draw:style-name="gr20" draw:text-style-name="P7" draw:layer="layout" svg:width="6.183cm" svg:height="2.155cm" svg:x="5.871cm" svg:y="8.75cm" svg:viewBox="0 0 6184 2156" draw:points="0,2156 562,2148 1124,2117 1687,2011 2249,1698 2811,1084 3373,478 3935,168 4498,57 5060,20 5621,6 6184,0">
          <text:p/>
        </draw:polyline>
        <draw:line draw:style-name="gr21" draw:text-style-name="P7" draw:layer="layout" svg:x1="5.534cm" svg:y1="11.018cm" svg:x2="5.534cm" svg:y2="8.636cm">
          <text:p/>
        </draw:line>
        <draw:line draw:style-name="gr21" draw:text-style-name="P7" draw:layer="layout" svg:x1="12.953cm" svg:y1="11.018cm" svg:x2="12.953cm" svg:y2="8.636cm">
          <text:p/>
        </draw:line>
        <draw:line draw:style-name="gr21" draw:text-style-name="P7" draw:layer="layout" svg:x1="5.534cm" svg:y1="11.018cm" svg:x2="12.953cm" svg:y2="11.018cm">
          <text:p/>
        </draw:line>
        <draw:line draw:style-name="gr21" draw:text-style-name="P7" draw:layer="layout" svg:x1="5.534cm" svg:y1="8.636cm" svg:x2="12.953cm" svg:y2="8.636cm">
          <text:p/>
        </draw:line>
        <draw:path draw:style-name="gr22" draw:text-style-name="P8" draw:layer="layout" svg:width="4.487cm" svg:height="0.623cm" svg:x="8.382cm" svg:y="10.298cm" svg:viewBox="0 0 4488 624" svg:d="M71 624h4346c47 0 71-24 71-71v-483c0-47-24-70-71-70h-4346c-47 0-71 23-71 70v483c0 47 24 71 71 71z">
          <text:p/>
        </draw:path>
        <draw:line draw:style-name="gr29" draw:text-style-name="P7" draw:layer="layout" svg:x1="8.523cm" svg:y1="10.583cm" svg:x2="9.229cm" svg:y2="10.583cm">
          <text:p/>
        </draw:line>
        <draw:frame draw:style-name="gr30" draw:text-style-name="P9" draw:layer="layout" svg:width="3.211cm" svg:height="0.412cm" svg:x="9.512cm" svg:y="10.38cm">
          <draw:text-box>
            <text:p text:style-name="P1"><text:span text:style-name="T3">running firing rate</text:span></text:p>
          </draw:text-box>
        </draw:frame>
        <draw:frame draw:style-name="gr31" draw:text-style-name="P2" draw:layer="layout" svg:width="0.352cm" svg:height="0.515cm" svg:x="4.894cm" svg:y="10.677cm">
          <draw:text-box>
            <text:p text:style-name="P1"><text:span text:style-name="T3">0</text:span></text:p>
          </draw:text-box>
        </draw:frame>
        <draw:frame draw:style-name="gr32" draw:text-style-name="P2" draw:layer="layout" svg:width="0.451cm" svg:height="0.515cm" svg:x="4.669cm" svg:y="10.038cm">
          <draw:text-box>
            <text:p text:style-name="P1"><text:span text:style-name="T3">50</text:span></text:p>
          </draw:text-box>
        </draw:frame>
        <draw:frame draw:style-name="gr33" draw:text-style-name="P2" draw:layer="layout" svg:width="0.675cm" svg:height="0.514cm" svg:x="4.445cm" svg:y="9.401cm">
          <draw:text-box>
            <text:p text:style-name="P1"><text:span text:style-name="T3">100</text:span></text:p>
          </draw:text-box>
        </draw:frame>
        <draw:frame draw:style-name="gr34" draw:text-style-name="P2" draw:layer="layout" svg:width="0.675cm" svg:height="0.515cm" svg:x="4.445cm" svg:y="8.763cm">
          <draw:text-box>
            <text:p text:style-name="P1"><text:span text:style-name="T3">150</text:span></text:p>
          </draw:text-box>
        </draw:frame>
        <draw:frame draw:style-name="gr35" draw:text-style-name="P2" draw:layer="layout" svg:width="0.785cm" svg:height="0.412cm" svg:x="5.588cm" svg:y="11.192cm">
          <draw:text-box>
            <text:p text:style-name="P1"><text:span text:style-name="T3">44.0</text:span></text:p>
          </draw:text-box>
        </draw:frame>
        <draw:frame draw:style-name="gr35" draw:text-style-name="P2" draw:layer="layout" svg:width="0.785cm" svg:height="0.412cm" svg:x="6.672cm" svg:y="11.192cm">
          <draw:text-box>
            <text:p text:style-name="P1"><text:span text:style-name="T3">44.5</text:span></text:p>
          </draw:text-box>
        </draw:frame>
        <draw:frame draw:style-name="gr35" draw:text-style-name="P2" draw:layer="layout" svg:width="0.785cm" svg:height="0.412cm" svg:x="7.755cm" svg:y="11.192cm">
          <draw:text-box>
            <text:p text:style-name="P1"><text:span text:style-name="T3">45.0</text:span></text:p>
          </draw:text-box>
        </draw:frame>
        <draw:frame draw:style-name="gr35" draw:text-style-name="P2" draw:layer="layout" svg:width="0.785cm" svg:height="0.412cm" svg:x="8.838cm" svg:y="11.192cm">
          <draw:text-box>
            <text:p text:style-name="P1"><text:span text:style-name="T3">45.5</text:span></text:p>
          </draw:text-box>
        </draw:frame>
        <draw:frame draw:style-name="gr35" draw:text-style-name="P2" draw:layer="layout" svg:width="0.785cm" svg:height="0.412cm" svg:x="9.922cm" svg:y="11.192cm">
          <draw:text-box>
            <text:p text:style-name="P1"><text:span text:style-name="T3">46.0</text:span></text:p>
          </draw:text-box>
        </draw:frame>
        <draw:frame draw:style-name="gr35" draw:text-style-name="P2" draw:layer="layout" svg:width="0.785cm" svg:height="0.412cm" svg:x="11.006cm" svg:y="11.192cm">
          <draw:text-box>
            <text:p text:style-name="P1"><text:span text:style-name="T3">46.5</text:span></text:p>
          </draw:text-box>
        </draw:frame>
        <draw:frame draw:style-name="gr35" draw:text-style-name="P2" draw:layer="layout" svg:width="0.785cm" svg:height="0.412cm" svg:x="12.089cm" svg:y="11.192cm">
          <draw:text-box>
            <text:p text:style-name="P1"><text:span text:style-name="T3">47.0</text:span></text:p>
          </draw:text-box>
        </draw:frame>
        <draw:line draw:style-name="gr36" draw:text-style-name="P10" draw:layer="layout" svg:x1="10.999cm" svg:y1="0.381cm" svg:x2="10.998cm" svg:y2="11.056cm">
          <text:p/>
        </draw:line>
        <draw:frame draw:style-name="gr37" draw:text-style-name="P5" draw:layer="layout" svg:width="11.13cm" svg:height="1.961cm" svg:x="10.206cm" svg:y="-0.25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7" draw:text-style-name="P5" draw:layer="layout" svg:width="10.48cm" svg:height="1.846cm" svg:x="10.094cm" svg:y="-0.38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Lohit Devanagari2" svg:font-family="'Lohit Devanagari'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203%" draw:distance="203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</office:styles>
  <office:automatic-styles>
    <style:page-layout style:name="PM0">
      <style:page-layout-properties fo:margin-top="0cm" fo:margin-bottom="1cm" fo:margin-left="0cm" fo:margin-right="0cm" fo:page-width="16.256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25T19:49:26.937350582</dc:date>
    <meta:editing-duration>PT10H18M17S</meta:editing-duration>
    <meta:editing-cycles>6</meta:editing-cycles>
    <meta:generator>LibreOffice/6.2.8.2$Linux_X86_64 LibreOffice_project/20$Build-2</meta:generator>
    <meta:document-statistic meta:object-count="303"/>
  </office:meta>
</office:document-meta>
</file>

<file path=Object 1/content.xml><?xml version="1.0" encoding="utf-8"?>
<math xmlns="http://www.w3.org/1998/Math/MathML" display="block">
  <semantics>
    <mi>μ</mi>
    <annotation encoding="StarMath 5.0">%mu 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983b0" fo:font-size="16pt" fo:font-style="italic" officeooo:rsid="001941a0" officeooo:paragraph-rsid="001941a0" style:font-size-asian="16pt" style:font-style-asian="italic" style:font-size-complex="16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it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983b0" fo:font-size="26pt" fo:font-style="italic" officeooo:rsid="001941a0" officeooo:paragraph-rsid="001941a0" style:font-size-asian="26pt" style:font-style-asian="italic" style:font-size-complex="26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